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18 results.B1:results.B1 results.B2:results.B18 results.A1:results.A1 results.A2:results.A18 results.C1:results.C1 results.C2:results.C18 results.A1:results.A1 results.A2:results.A18 results.D1:results.D1 results.D2:results.D18 results.A1:results.A1 results.A2:results.A18 results.E1:results.E1 results.E2:results.E18 results.A1:results.A1 results.A2:results.A18 results.F1:results.F1 results.F2:results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226918798665" calcext:value-type="float">
            <text:p>0.5542269188</text:p>
          </table:table-cell>
          <table:table-cell office:value-type="float" office:value="0.53642936596218" calcext:value-type="float">
            <text:p>0.536429366</text:p>
          </table:table-cell>
          <table:table-cell office:value-type="float" office:value="0.529755283648498" calcext:value-type="float">
            <text:p>0.5297552836</text:p>
          </table:table-cell>
          <table:table-cell office:value-type="float" office:value="0.528921023359288" calcext:value-type="float">
            <text:p>0.5289210234</text:p>
          </table:table-cell>
          <table:table-cell office:value-type="float" office:value="0.516685205784205" calcext:value-type="float">
            <text:p>0.5166852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7319243604004" calcext:value-type="float">
            <text:p>0.5873192436</text:p>
          </table:table-cell>
          <table:table-cell office:value-type="float" office:value="0.539210233592881" calcext:value-type="float">
            <text:p>0.5392102336</text:p>
          </table:table-cell>
          <table:table-cell office:value-type="float" office:value="0.533370411568409" calcext:value-type="float">
            <text:p>0.5333704116</text:p>
          </table:table-cell>
          <table:table-cell table:number-columns-repeated="2" office:value-type="float" office:value="0.520300333704116" calcext:value-type="float">
            <text:p>0.5203003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8075639599555" calcext:value-type="float">
            <text:p>0.5180756396</text:p>
          </table:table-cell>
          <table:table-cell office:value-type="float" office:value="0.513348164627364" calcext:value-type="float">
            <text:p>0.5133481646</text:p>
          </table:table-cell>
          <table:table-cell office:value-type="float" office:value="0.503893214682981" calcext:value-type="float">
            <text:p>0.5038932147</text:p>
          </table:table-cell>
          <table:table-cell table:number-columns-repeated="2" office:value-type="float" office:value="0.503615127919911" calcext:value-type="float">
            <text:p>0.5036151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3370411568409" calcext:value-type="float">
            <text:p>0.5333704116</text:p>
          </table:table-cell>
          <table:table-cell office:value-type="float" office:value="0.532814238042269" calcext:value-type="float">
            <text:p>0.532814238</text:p>
          </table:table-cell>
          <table:table-cell office:value-type="float" office:value="0.530867630700779" calcext:value-type="float">
            <text:p>0.5308676307</text:p>
          </table:table-cell>
          <table:table-cell office:value-type="float" office:value="0.517519466073415" calcext:value-type="float">
            <text:p>0.5175194661</text:p>
          </table:table-cell>
          <table:table-cell office:value-type="float" office:value="0.514182424916574" calcext:value-type="float">
            <text:p>0.5141824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3092324805339" calcext:value-type="float">
            <text:p>0.5330923248</text:p>
          </table:table-cell>
          <table:table-cell office:value-type="float" office:value="0.530589543937708" calcext:value-type="float">
            <text:p>0.5305895439</text:p>
          </table:table-cell>
          <table:table-cell office:value-type="float" office:value="0.521412680756396" calcext:value-type="float">
            <text:p>0.5214126808</text:p>
          </table:table-cell>
          <table:table-cell office:value-type="float" office:value="0.518909899888765" calcext:value-type="float">
            <text:p>0.5189098999</text:p>
          </table:table-cell>
          <table:table-cell office:value-type="float" office:value="0.516129032258065" calcext:value-type="float">
            <text:p>0.51612903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230255839822" calcext:value-type="float">
            <text:p>0.5723025584</text:p>
          </table:table-cell>
          <table:table-cell office:value-type="float" office:value="0.537819799777531" calcext:value-type="float">
            <text:p>0.5378197998</text:p>
          </table:table-cell>
          <table:table-cell office:value-type="float" office:value="0.53476084538376" calcext:value-type="float">
            <text:p>0.5347608454</text:p>
          </table:table-cell>
          <table:table-cell office:value-type="float" office:value="0.531701890989989" calcext:value-type="float">
            <text:p>0.531701891</text:p>
          </table:table-cell>
          <table:table-cell office:value-type="float" office:value="0.528364849833148" calcext:value-type="float">
            <text:p>0.52836484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3670745272525" calcext:value-type="float">
            <text:p>0.5367074527</text:p>
          </table:table-cell>
          <table:table-cell office:value-type="float" office:value="0.533926585094549" calcext:value-type="float">
            <text:p>0.5339265851</text:p>
          </table:table-cell>
          <table:table-cell office:value-type="float" office:value="0.526140155728587" calcext:value-type="float">
            <text:p>0.5261401557</text:p>
          </table:table-cell>
          <table:table-cell office:value-type="float" office:value="0.524749721913237" calcext:value-type="float">
            <text:p>0.5247497219</text:p>
          </table:table-cell>
          <table:table-cell office:value-type="float" office:value="0.518353726362625" calcext:value-type="float">
            <text:p>0.51835372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0055617352614" calcext:value-type="float">
            <text:p>0.5500556174</text:p>
          </table:table-cell>
          <table:table-cell office:value-type="float" office:value="0.533370411568409" calcext:value-type="float">
            <text:p>0.5333704116</text:p>
          </table:table-cell>
          <table:table-cell office:value-type="float" office:value="0.522525027808676" calcext:value-type="float">
            <text:p>0.5225250278</text:p>
          </table:table-cell>
          <table:table-cell office:value-type="float" office:value="0.518353726362625" calcext:value-type="float">
            <text:p>0.5183537264</text:p>
          </table:table-cell>
          <table:table-cell office:value-type="float" office:value="0.517797552836485" calcext:value-type="float">
            <text:p>0.5177975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45328142380423" calcext:value-type="float">
            <text:p>0.5453281424</text:p>
          </table:table-cell>
          <table:table-cell office:value-type="float" office:value="0.533648498331479" calcext:value-type="float">
            <text:p>0.5336484983</text:p>
          </table:table-cell>
          <table:table-cell office:value-type="float" office:value="0.533092324805339" calcext:value-type="float">
            <text:p>0.5330923248</text:p>
          </table:table-cell>
          <table:table-cell office:value-type="float" office:value="0.525027808676307" calcext:value-type="float">
            <text:p>0.5250278087</text:p>
          </table:table-cell>
          <table:table-cell office:value-type="float" office:value="0.524193548387097" calcext:value-type="float">
            <text:p>0.52419354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2825361512792" calcext:value-type="float">
            <text:p>0.5428253615</text:p>
          </table:table-cell>
          <table:table-cell office:value-type="float" office:value="0.531423804226919" calcext:value-type="float">
            <text:p>0.5314238042</text:p>
          </table:table-cell>
          <table:table-cell office:value-type="float" office:value="0.530589543937708" calcext:value-type="float">
            <text:p>0.5305895439</text:p>
          </table:table-cell>
          <table:table-cell office:value-type="float" office:value="0.523637374860957" calcext:value-type="float">
            <text:p>0.5236373749</text:p>
          </table:table-cell>
          <table:table-cell office:value-type="float" office:value="0.516685205784205" calcext:value-type="float">
            <text:p>0.51668520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46440489432703" calcext:value-type="float">
            <text:p>0.5464404894</text:p>
          </table:table-cell>
          <table:table-cell office:value-type="float" office:value="0.539210233592881" calcext:value-type="float">
            <text:p>0.5392102336</text:p>
          </table:table-cell>
          <table:table-cell office:value-type="float" office:value="0.530589543937708" calcext:value-type="float">
            <text:p>0.5305895439</text:p>
          </table:table-cell>
          <table:table-cell office:value-type="float" office:value="0.520578420467186" calcext:value-type="float">
            <text:p>0.5205784205</text:p>
          </table:table-cell>
          <table:table-cell office:value-type="float" office:value="0.518075639599555" calcext:value-type="float">
            <text:p>0.51807563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2269187986652" calcext:value-type="float">
            <text:p>0.542269188</text:p>
          </table:table-cell>
          <table:table-cell office:value-type="float" office:value="0.527530589543938" calcext:value-type="float">
            <text:p>0.5275305895</text:p>
          </table:table-cell>
          <table:table-cell office:value-type="float" office:value="0.526696329254727" calcext:value-type="float">
            <text:p>0.5266963293</text:p>
          </table:table-cell>
          <table:table-cell office:value-type="float" office:value="0.525583982202447" calcext:value-type="float">
            <text:p>0.5255839822</text:p>
          </table:table-cell>
          <table:table-cell office:value-type="float" office:value="0.522525027808676" calcext:value-type="float">
            <text:p>0.52252502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0044493882091" calcext:value-type="float">
            <text:p>0.5400444939</text:p>
          </table:table-cell>
          <table:table-cell office:value-type="float" office:value="0.524471635150167" calcext:value-type="float">
            <text:p>0.5244716352</text:p>
          </table:table-cell>
          <table:table-cell office:value-type="float" office:value="0.521134593993326" calcext:value-type="float">
            <text:p>0.521134594</text:p>
          </table:table-cell>
          <table:table-cell office:value-type="float" office:value="0.520022246941046" calcext:value-type="float">
            <text:p>0.5200222469</text:p>
          </table:table-cell>
          <table:table-cell office:value-type="float" office:value="0.519466073414905" calcext:value-type="float">
            <text:p>0.51946607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2825361512792" calcext:value-type="float">
            <text:p>0.5428253615</text:p>
          </table:table-cell>
          <table:table-cell office:value-type="float" office:value="0.53503893214683" calcext:value-type="float">
            <text:p>0.5350389321</text:p>
          </table:table-cell>
          <table:table-cell office:value-type="float" office:value="0.53420467185762" calcext:value-type="float">
            <text:p>0.5342046719</text:p>
          </table:table-cell>
          <table:table-cell office:value-type="float" office:value="0.515016685205784" calcext:value-type="float">
            <text:p>0.5150166852</text:p>
          </table:table-cell>
          <table:table-cell office:value-type="float" office:value="0.511957730812013" calcext:value-type="float">
            <text:p>0.5119577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5027808676307" calcext:value-type="float">
            <text:p>0.5250278087</text:p>
          </table:table-cell>
          <table:table-cell office:value-type="float" office:value="0.515572858731924" calcext:value-type="float">
            <text:p>0.5155728587</text:p>
          </table:table-cell>
          <table:table-cell office:value-type="float" office:value="0.514738598442714" calcext:value-type="float">
            <text:p>0.5147385984</text:p>
          </table:table-cell>
          <table:table-cell office:value-type="float" office:value="0.506952169076752" calcext:value-type="float">
            <text:p>0.5069521691</text:p>
          </table:table-cell>
          <table:table-cell office:value-type="float" office:value="0.505005561735261" calcext:value-type="float">
            <text:p>0.5050055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0945494994438" calcext:value-type="float">
            <text:p>0.600945495</text:p>
          </table:table-cell>
          <table:table-cell office:value-type="float" office:value="0.552002224694105" calcext:value-type="float">
            <text:p>0.5520022247</text:p>
          </table:table-cell>
          <table:table-cell office:value-type="float" office:value="0.545606229143493" calcext:value-type="float">
            <text:p>0.5456062291</text:p>
          </table:table-cell>
          <table:table-cell office:value-type="float" office:value="0.541156840934372" calcext:value-type="float">
            <text:p>0.5411568409</text:p>
          </table:table-cell>
          <table:table-cell office:value-type="float" office:value="0.539488320355951" calcext:value-type="float">
            <text:p>0.53948832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7597330367074" calcext:value-type="float">
            <text:p>0.5875973304</text:p>
          </table:table-cell>
          <table:table-cell office:value-type="float" office:value="0.537819799777531" calcext:value-type="float">
            <text:p>0.5378197998</text:p>
          </table:table-cell>
          <table:table-cell office:value-type="float" office:value="0.537541713014461" calcext:value-type="float">
            <text:p>0.537541713</text:p>
          </table:table-cell>
          <table:table-cell office:value-type="float" office:value="0.513070077864294" calcext:value-type="float">
            <text:p>0.5130700779</text:p>
          </table:table-cell>
          <table:table-cell office:value-type="float" office:value="0.508620689655172" calcext:value-type="float">
            <text:p>0.5086206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9:46.920760740</dc:date>
    <meta:editing-duration>PT16S</meta:editing-duration>
    <meta:editing-cycles>1</meta:editing-cycles>
    <meta:document-statistic meta:table-count="1" meta:cell-count="10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18" chart:data-source-has-labels="row" svg:x="0.32cm" svg:y="0.18cm" svg:width="12.08cm" svg:height="8.64cm">
          <chartooo:coordinate-region svg:x="1.275cm" svg:y="0.382cm" svg:width="10.922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8" chart:label-cell-address="results.B1:results.B1" chart:class="chart:scatter">
            <chart:domain table:cell-range-address="results.A2:results.A18"/>
            <chart:data-point chart:repeated="17"/>
          </chart:series>
          <chart:series chart:style-name="ch7" chart:values-cell-range-address="results.C2:results.C18" chart:label-cell-address="results.C1:results.C1" chart:class="chart:scatter">
            <chart:data-point chart:repeated="17"/>
          </chart:series>
          <chart:series chart:style-name="ch8" chart:values-cell-range-address="results.D2:results.D18" chart:label-cell-address="results.D1:results.D1" chart:class="chart:scatter">
            <chart:data-point chart:repeated="17"/>
          </chart:series>
          <chart:series chart:style-name="ch9" chart:values-cell-range-address="results.E2:results.E18" chart:label-cell-address="results.E1:results.E1" chart:class="chart:scatter">
            <chart:data-point chart:repeated="17"/>
          </chart:series>
          <chart:series chart:style-name="ch10" chart:values-cell-range-address="results.F2:results.F18" chart:label-cell-address="results.F1:results.F1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8</svg:desc>
                </draw:g>
              </table:table-cell>
              <table:table-cell office:value-type="float" office:value="0.554226918798665">
                <text:p>0.554226918798665</text:p>
                <draw:g>
                  <svg:desc>results.B2:results.B18</svg:desc>
                </draw:g>
              </table:table-cell>
              <table:table-cell office:value-type="float" office:value="0.53642936596218">
                <text:p>0.53642936596218</text:p>
                <draw:g>
                  <svg:desc>results.C2:results.C18</svg:desc>
                </draw:g>
              </table:table-cell>
              <table:table-cell office:value-type="float" office:value="0.529755283648498">
                <text:p>0.529755283648498</text:p>
                <draw:g>
                  <svg:desc>results.D2:results.D18</svg:desc>
                </draw:g>
              </table:table-cell>
              <table:table-cell office:value-type="float" office:value="0.528921023359288">
                <text:p>0.528921023359288</text:p>
                <draw:g>
                  <svg:desc>results.E2:results.E18</svg:desc>
                </draw:g>
              </table:table-cell>
              <table:table-cell office:value-type="float" office:value="0.516685205784205">
                <text:p>0.516685205784205</text:p>
                <draw:g>
                  <svg:desc>results.F2:results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87319243604004">
                <text:p>0.587319243604004</text:p>
              </table:table-cell>
              <table:table-cell office:value-type="float" office:value="0.539210233592881">
                <text:p>0.539210233592881</text:p>
              </table:table-cell>
              <table:table-cell office:value-type="float" office:value="0.533370411568409">
                <text:p>0.533370411568409</text:p>
              </table:table-cell>
              <table:table-cell office:value-type="float" office:value="0.520300333704116">
                <text:p>0.520300333704116</text:p>
              </table:table-cell>
              <table:table-cell office:value-type="float" office:value="0.520300333704116">
                <text:p>0.520300333704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18075639599555">
                <text:p>0.518075639599555</text:p>
              </table:table-cell>
              <table:table-cell office:value-type="float" office:value="0.513348164627364">
                <text:p>0.513348164627364</text:p>
              </table:table-cell>
              <table:table-cell office:value-type="float" office:value="0.503893214682981">
                <text:p>0.503893214682981</text:p>
              </table:table-cell>
              <table:table-cell office:value-type="float" office:value="0.503615127919911">
                <text:p>0.503615127919911</text:p>
              </table:table-cell>
              <table:table-cell office:value-type="float" office:value="0.503615127919911">
                <text:p>0.503615127919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33370411568409">
                <text:p>0.533370411568409</text:p>
              </table:table-cell>
              <table:table-cell office:value-type="float" office:value="0.532814238042269">
                <text:p>0.532814238042269</text:p>
              </table:table-cell>
              <table:table-cell office:value-type="float" office:value="0.530867630700779">
                <text:p>0.530867630700779</text:p>
              </table:table-cell>
              <table:table-cell office:value-type="float" office:value="0.517519466073415">
                <text:p>0.517519466073415</text:p>
              </table:table-cell>
              <table:table-cell office:value-type="float" office:value="0.514182424916574">
                <text:p>0.514182424916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33092324805339">
                <text:p>0.533092324805339</text:p>
              </table:table-cell>
              <table:table-cell office:value-type="float" office:value="0.530589543937708">
                <text:p>0.530589543937708</text:p>
              </table:table-cell>
              <table:table-cell office:value-type="float" office:value="0.521412680756396">
                <text:p>0.521412680756396</text:p>
              </table:table-cell>
              <table:table-cell office:value-type="float" office:value="0.518909899888765">
                <text:p>0.51890989988876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7230255839822">
                <text:p>0.57230255839822</text:p>
              </table:table-cell>
              <table:table-cell office:value-type="float" office:value="0.537819799777531">
                <text:p>0.537819799777531</text:p>
              </table:table-cell>
              <table:table-cell office:value-type="float" office:value="0.53476084538376">
                <text:p>0.53476084538376</text:p>
              </table:table-cell>
              <table:table-cell office:value-type="float" office:value="0.531701890989989">
                <text:p>0.531701890989989</text:p>
              </table:table-cell>
              <table:table-cell office:value-type="float" office:value="0.528364849833148">
                <text:p>0.528364849833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670745272525">
                <text:p>0.53670745272525</text:p>
              </table:table-cell>
              <table:table-cell office:value-type="float" office:value="0.533926585094549">
                <text:p>0.533926585094549</text:p>
              </table:table-cell>
              <table:table-cell office:value-type="float" office:value="0.526140155728587">
                <text:p>0.526140155728587</text:p>
              </table:table-cell>
              <table:table-cell office:value-type="float" office:value="0.524749721913237">
                <text:p>0.524749721913237</text:p>
              </table:table-cell>
              <table:table-cell office:value-type="float" office:value="0.518353726362625">
                <text:p>0.518353726362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50055617352614">
                <text:p>0.550055617352614</text:p>
              </table:table-cell>
              <table:table-cell office:value-type="float" office:value="0.533370411568409">
                <text:p>0.533370411568409</text:p>
              </table:table-cell>
              <table:table-cell office:value-type="float" office:value="0.522525027808676">
                <text:p>0.522525027808676</text:p>
              </table:table-cell>
              <table:table-cell office:value-type="float" office:value="0.518353726362625">
                <text:p>0.518353726362625</text:p>
              </table:table-cell>
              <table:table-cell office:value-type="float" office:value="0.517797552836485">
                <text:p>0.517797552836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45328142380423">
                <text:p>0.545328142380423</text:p>
              </table:table-cell>
              <table:table-cell office:value-type="float" office:value="0.533648498331479">
                <text:p>0.533648498331479</text:p>
              </table:table-cell>
              <table:table-cell office:value-type="float" office:value="0.533092324805339">
                <text:p>0.533092324805339</text:p>
              </table:table-cell>
              <table:table-cell office:value-type="float" office:value="0.525027808676307">
                <text:p>0.525027808676307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42825361512792">
                <text:p>0.542825361512792</text:p>
              </table:table-cell>
              <table:table-cell office:value-type="float" office:value="0.531423804226919">
                <text:p>0.531423804226919</text:p>
              </table:table-cell>
              <table:table-cell office:value-type="float" office:value="0.530589543937708">
                <text:p>0.530589543937708</text:p>
              </table:table-cell>
              <table:table-cell office:value-type="float" office:value="0.523637374860957">
                <text:p>0.523637374860957</text:p>
              </table:table-cell>
              <table:table-cell office:value-type="float" office:value="0.516685205784205">
                <text:p>0.516685205784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46440489432703">
                <text:p>0.546440489432703</text:p>
              </table:table-cell>
              <table:table-cell office:value-type="float" office:value="0.539210233592881">
                <text:p>0.539210233592881</text:p>
              </table:table-cell>
              <table:table-cell office:value-type="float" office:value="0.530589543937708">
                <text:p>0.530589543937708</text:p>
              </table:table-cell>
              <table:table-cell office:value-type="float" office:value="0.520578420467186">
                <text:p>0.520578420467186</text:p>
              </table:table-cell>
              <table:table-cell office:value-type="float" office:value="0.518075639599555">
                <text:p>0.518075639599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42269187986652">
                <text:p>0.542269187986652</text:p>
              </table:table-cell>
              <table:table-cell office:value-type="float" office:value="0.527530589543938">
                <text:p>0.527530589543938</text:p>
              </table:table-cell>
              <table:table-cell office:value-type="float" office:value="0.526696329254727">
                <text:p>0.526696329254727</text:p>
              </table:table-cell>
              <table:table-cell office:value-type="float" office:value="0.525583982202447">
                <text:p>0.525583982202447</text:p>
              </table:table-cell>
              <table:table-cell office:value-type="float" office:value="0.522525027808676">
                <text:p>0.522525027808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40044493882091">
                <text:p>0.540044493882091</text:p>
              </table:table-cell>
              <table:table-cell office:value-type="float" office:value="0.524471635150167">
                <text:p>0.524471635150167</text:p>
              </table:table-cell>
              <table:table-cell office:value-type="float" office:value="0.521134593993326">
                <text:p>0.521134593993326</text:p>
              </table:table-cell>
              <table:table-cell office:value-type="float" office:value="0.520022246941046">
                <text:p>0.520022246941046</text:p>
              </table:table-cell>
              <table:table-cell office:value-type="float" office:value="0.519466073414905">
                <text:p>0.519466073414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42825361512792">
                <text:p>0.542825361512792</text:p>
              </table:table-cell>
              <table:table-cell office:value-type="float" office:value="0.53503893214683">
                <text:p>0.53503893214683</text:p>
              </table:table-cell>
              <table:table-cell office:value-type="float" office:value="0.53420467185762">
                <text:p>0.53420467185762</text:p>
              </table:table-cell>
              <table:table-cell office:value-type="float" office:value="0.515016685205784">
                <text:p>0.515016685205784</text:p>
              </table:table-cell>
              <table:table-cell office:value-type="float" office:value="0.511957730812013">
                <text:p>0.511957730812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25027808676307">
                <text:p>0.525027808676307</text:p>
              </table:table-cell>
              <table:table-cell office:value-type="float" office:value="0.515572858731924">
                <text:p>0.515572858731924</text:p>
              </table:table-cell>
              <table:table-cell office:value-type="float" office:value="0.514738598442714">
                <text:p>0.514738598442714</text:p>
              </table:table-cell>
              <table:table-cell office:value-type="float" office:value="0.506952169076752">
                <text:p>0.506952169076752</text:p>
              </table:table-cell>
              <table:table-cell office:value-type="float" office:value="0.505005561735261">
                <text:p>0.505005561735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00945494994438">
                <text:p>0.600945494994438</text:p>
              </table:table-cell>
              <table:table-cell office:value-type="float" office:value="0.552002224694105">
                <text:p>0.552002224694105</text:p>
              </table:table-cell>
              <table:table-cell office:value-type="float" office:value="0.545606229143493">
                <text:p>0.545606229143493</text:p>
              </table:table-cell>
              <table:table-cell office:value-type="float" office:value="0.541156840934372">
                <text:p>0.541156840934372</text:p>
              </table:table-cell>
              <table:table-cell office:value-type="float" office:value="0.539488320355951">
                <text:p>0.539488320355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87597330367074">
                <text:p>0.587597330367074</text:p>
              </table:table-cell>
              <table:table-cell office:value-type="float" office:value="0.537819799777531">
                <text:p>0.537819799777531</text:p>
              </table:table-cell>
              <table:table-cell office:value-type="float" office:value="0.537541713014461">
                <text:p>0.537541713014461</text:p>
              </table:table-cell>
              <table:table-cell office:value-type="float" office:value="0.513070077864294">
                <text:p>0.513070077864294</text:p>
              </table:table-cell>
              <table:table-cell office:value-type="float" office:value="0.508620689655172">
                <text:p>0.508620689655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